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1.395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1.28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articula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timbre</text:p>
          </table:table-cell>
        </table:table-row>
        <table:table-row table:style-name="ro1">
          <table:table-cell office:value-type="string" calcext:value-type="string">
            <text:p>2PAC - Dear Mama [3dDKk5AcJHA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8Glam - My Way <text:s/>[oX71i2dWdmw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 J - In Cold Blood <text:s/>[vI-kdwSk_Qc].mp3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ocalyptica - Path <text:s/>[m9xqO9kKqyk].op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h - Organ Sonata No4 [h3-rNMhIyuQ].mp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ind Guardian - Lord Of The Rings [_ZgJU9_LusI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r - For Tomorrow <text:s/>[J77C9ODFflw].opus</text:p>
          </table:table-cell>
          <table:table-cell office:value-type="float" office:value="278" calcext:value-type="float">
            <text:p>278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adian national brass - O Magnum Mysterium [tXTghDWLzdQ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nons - Bad Dream [Fz4axHOyccQ].mp3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nons - Hurricane [LZ2kSbSrDLs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pin - Nocturne op9 No2 [9E6b3swbnWg].op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MU BORGIR - Puritanical Euphoric Misanthropia <text:s/>[lTJg4P1zo4E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ly Parton - Jolene <text:s/>[Ixrje2rXLMA].op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ke - Hate Sleeping Alone [pDqux0QJCvI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ICA - DESIGN YOUR UNIVERSE <text:s/>[bU9eQDWya6A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ic Low Brass - Jenny of Oldstones GoT [9EzZ2YH-3nA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ic Low Brass - The Rains of Castamere GoT [z9WAH0ZaKTw].mp3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ZEN CROWN - Battles In The Night <text:s/>[kVHZ6yVOkUE].mp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dson - Blood Water <text:s/>[LsHYFQgQxpw].mp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na - Argentina [f93PIJcpmok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ed Earth - A Question of Heaven <text:s/>HD [c-N9Q4xqfNU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ed Earth - Dracula [tOd-1XAWN3A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ed Earth - The Phantom Opera Ghost [9ZyE2V-BQqc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LAMES - Alias <text:s/>[fV6q5BrS0Bw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LAMES - Cloud Connected <text:s/>[B7iIS91fMAc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lames - Come Clarity [EJojO8gNunI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lames - Moonshield [AmcC9aJkBlw].mp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 FLAMES - My Sweet Shadow <text:s/>[7gOroLFHcF0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lames - Stay With Me <text:s/>[__7K3FNiWeo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lames - The End <text:s/>[yafxUluB6DA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lames - The Quiet Place [q9PL4Xy4wrk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lames - The Truth <text:s/>[RvWJIPh0J6U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Flames - When The World Explodes <text:s text:c="2"/>[mKG8BR292oo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rstellar - Cornfield Chase [mykUt3yhZWA].op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hené Aiko - The Worst [npB9gNLC2_g].mp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rn - Freak On a Leash <text:s/>[jRGrNDV2mKc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dy Gaga - Alejandro [06MV87zoZaY].opus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dy Gaga - Just Dance [VgdGDR15qgs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dy Gaga - Paparazzi <text:s/>[rSZ50vs9OXs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dy Gaga - Poker Face <text:s/>[bESGLojNYSo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 La Land - City of Stars [GTWqwSNQCcg].op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a Del Rey - Off To The Races [k53aLj72MYE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a Del Rey - Summertime Sadness [TdrL3QxjyVw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a Del Rey - This Is What Makes Us Girls [GpCnunV8hdk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l Uzi Vert 21 Savage - Yessirskiii [uzINQQ6uyKE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gua Ignota - THE SOLITARY BRETHREN OF EPHRATA [kmaLY9wGUXM].m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s - To Be Over <text:s/>[bf52nD8ELcc].mp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stem Of A Down - Atwa [nVZ8tRlcZhA].mp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arky Puppy - What About Me <text:s/>[fuhHU_BZXSk].mp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lversun Pickups - Circadian Rhythm <text:s/>[BVHkeQNmMvM].mp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maya/Music/personal/Billie Eilish - bad guy [4-TbQnONe_w].mp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ya/Music/personal/ariana grande - positions [xuOOAQoDKN0].mp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00-00-00</text:date>, <text:time style:data-style-name="N2" text:time-value="07:39:51.664785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07:34:03.787765454</meta:creation-date>
    <dc:date>2022-06-01T07:49:19.821343899</dc:date>
    <meta:editing-duration>PT33M3S</meta:editing-duration>
    <meta:editing-cycles>20</meta:editing-cycles>
    <meta:generator>LibreOffice/7.3.3.2$Linux_X86_64 LibreOffice_project/30$Build-2</meta:generator>
    <meta:document-statistic meta:table-count="1" meta:cell-count="189" meta:object-count="0"/>
  </office:meta>
</office:document-meta>
</file>